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FangSong" svg:font-family="FangSong" style:font-family-generic="modern" style:font-pitch="fixed"/>
    <style:font-face style:name="Liberation Serif" svg:font-family="'Liberation Serif'" style:font-family-generic="roman" style:font-pitch="variable"/>
    <style:font-face style:name="Lucida Calligraphy" svg:font-family="'Lucida Calligraphy'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font-style="italic" officeooo:rsid="00125af4" officeooo:paragraph-rsid="00125af4" style:font-style-asian="italic" style:font-style-complex="italic"/>
    </style:style>
    <style:style style:name="P2" style:family="paragraph" style:parent-style-name="Standard">
      <style:text-properties officeooo:rsid="00125af4" officeooo:paragraph-rsid="00125af4"/>
    </style:style>
    <style:style style:name="P3" style:family="paragraph" style:parent-style-name="Standard">
      <style:text-properties officeooo:rsid="00125af4" officeooo:paragraph-rsid="00184ffe"/>
    </style:style>
    <style:style style:name="P4" style:family="paragraph" style:parent-style-name="Standard">
      <style:text-properties fo:font-weight="bold" officeooo:rsid="00125af4" officeooo:paragraph-rsid="00125af4" style:font-weight-asian="bold" style:font-weight-complex="bold"/>
    </style:style>
    <style:style style:name="P5" style:family="paragraph" style:parent-style-name="Standard">
      <style:text-properties fo:font-weight="bold" officeooo:rsid="001458b0" officeooo:paragraph-rsid="001458b0" style:font-weight-asian="bold" style:font-weight-complex="bold"/>
    </style:style>
    <style:style style:name="P6" style:family="paragraph" style:parent-style-name="Standard">
      <style:text-properties fo:font-weight="bold" officeooo:rsid="00163482" officeooo:paragraph-rsid="00163482" style:font-weight-asian="bold" style:font-weight-complex="bold"/>
    </style:style>
    <style:style style:name="P7" style:family="paragraph" style:parent-style-name="Standard">
      <style:text-properties fo:font-weight="bold" officeooo:rsid="00184ffe" officeooo:paragraph-rsid="00184ffe" style:font-weight-asian="bold" style:font-weight-complex="bold"/>
    </style:style>
    <style:style style:name="P8" style:family="paragraph" style:parent-style-name="Standard">
      <style:text-properties fo:font-weight="bold" officeooo:rsid="001b26ee" officeooo:paragraph-rsid="001b26ee" style:font-weight-asian="bold" style:font-weight-complex="bold"/>
    </style:style>
    <style:style style:name="P9" style:family="paragraph" style:parent-style-name="Standard">
      <style:text-properties fo:font-weight="bold" officeooo:rsid="001cafb8" officeooo:paragraph-rsid="001cafb8" style:font-weight-asian="bold" style:font-weight-complex="bold"/>
    </style:style>
    <style:style style:name="P10" style:family="paragraph" style:parent-style-name="Standard">
      <style:text-properties fo:font-weight="bold" officeooo:rsid="001ccbae" officeooo:paragraph-rsid="001ccbae" style:font-weight-asian="bold" style:font-weight-complex="bold"/>
    </style:style>
    <style:style style:name="P11" style:family="paragraph" style:parent-style-name="Standard">
      <style:text-properties fo:font-weight="bold" officeooo:rsid="001dae52" officeooo:paragraph-rsid="001dae52" style:font-weight-asian="bold" style:font-weight-complex="bold"/>
    </style:style>
    <style:style style:name="P12" style:family="paragraph" style:parent-style-name="Standard">
      <style:text-properties fo:font-weight="normal" officeooo:rsid="00125af4" officeooo:paragraph-rsid="00125af4" style:font-weight-asian="normal" style:font-weight-complex="normal"/>
    </style:style>
    <style:style style:name="P13" style:family="paragraph" style:parent-style-name="Standard">
      <style:text-properties fo:font-weight="normal" officeooo:rsid="001458b0" officeooo:paragraph-rsid="001458b0" style:font-weight-asian="normal" style:font-weight-complex="normal"/>
    </style:style>
    <style:style style:name="P14" style:family="paragraph" style:parent-style-name="Standard">
      <style:text-properties fo:font-weight="normal" officeooo:rsid="00163482" officeooo:paragraph-rsid="00163482" style:font-weight-asian="normal" style:font-weight-complex="normal"/>
    </style:style>
    <style:style style:name="P15" style:family="paragraph" style:parent-style-name="Standard">
      <style:text-properties fo:font-weight="normal" officeooo:rsid="00163482" officeooo:paragraph-rsid="00184ffe" style:font-weight-asian="normal" style:font-weight-complex="normal"/>
    </style:style>
    <style:style style:name="P16" style:family="paragraph" style:parent-style-name="Standard">
      <style:text-properties fo:font-weight="normal" officeooo:rsid="00163482" officeooo:paragraph-rsid="0019fc3f" style:font-weight-asian="normal" style:font-weight-complex="normal"/>
    </style:style>
    <style:style style:name="P17" style:family="paragraph" style:parent-style-name="Standard">
      <style:text-properties fo:font-weight="normal" officeooo:rsid="00163482" officeooo:paragraph-rsid="001cafb8" style:font-weight-asian="normal" style:font-weight-complex="normal"/>
    </style:style>
    <style:style style:name="P18" style:family="paragraph" style:parent-style-name="Standard">
      <style:text-properties fo:font-weight="normal" officeooo:rsid="00163482" officeooo:paragraph-rsid="001ccbae" style:font-weight-asian="normal" style:font-weight-complex="normal"/>
    </style:style>
    <style:style style:name="P19" style:family="paragraph" style:parent-style-name="Standard">
      <style:text-properties fo:font-weight="normal" officeooo:rsid="00163482" officeooo:paragraph-rsid="001dae52" style:font-weight-asian="normal" style:font-weight-complex="normal"/>
    </style:style>
    <style:style style:name="P20" style:family="paragraph" style:parent-style-name="Standard">
      <style:text-properties fo:font-weight="normal" officeooo:rsid="001b26ee" officeooo:paragraph-rsid="001b26ee" style:font-weight-asian="normal" style:font-weight-complex="normal"/>
    </style:style>
    <style:style style:name="P21" style:family="paragraph" style:parent-style-name="Standard">
      <style:text-properties fo:font-weight="normal" officeooo:rsid="001cafb8" officeooo:paragraph-rsid="001cafb8" style:font-weight-asian="normal" style:font-weight-complex="normal"/>
    </style:style>
    <style:style style:name="P22" style:family="paragraph" style:parent-style-name="Standard">
      <style:text-properties fo:font-weight="normal" officeooo:rsid="001ccbae" officeooo:paragraph-rsid="001ccbae" style:font-weight-asian="normal" style:font-weight-complex="normal"/>
    </style:style>
    <style:style style:name="P23" style:family="paragraph" style:parent-style-name="Standard">
      <style:text-properties fo:font-weight="normal" officeooo:rsid="001dae52" officeooo:paragraph-rsid="001dae52" style:font-weight-asian="normal" style:font-weight-complex="normal"/>
    </style:style>
    <style:style style:name="P24" style:family="paragraph" style:parent-style-name="Standard">
      <style:text-properties officeooo:rsid="001b26ee" officeooo:paragraph-rsid="001b26ee"/>
    </style:style>
    <style:style style:name="P25" style:family="paragraph" style:parent-style-name="Standard">
      <style:paragraph-properties fo:text-align="center" style:justify-single-word="false"/>
      <style:text-properties fo:color="#800000" fo:font-size="20pt" fo:font-weight="bold" officeooo:rsid="00125af4" officeooo:paragraph-rsid="00125af4" style:font-size-asian="20pt" style:font-weight-asian="bold" style:font-size-complex="20pt" style:font-weight-complex="bold"/>
    </style:style>
    <style:style style:name="P26" style:family="paragraph" style:parent-style-name="Standard">
      <style:text-properties fo:color="#0000cc" style:font-name="FangSong" fo:font-size="16pt" fo:font-weight="bold" officeooo:rsid="00125af4" officeooo:paragraph-rsid="00125af4" style:font-size-asian="16pt" style:font-weight-asian="bold" style:font-size-complex="16pt" style:font-weight-complex="bold"/>
    </style:style>
    <style:style style:name="P27" style:family="paragraph" style:parent-style-name="Standard">
      <style:text-properties fo:font-weight="normal" officeooo:rsid="001cafb8" officeooo:paragraph-rsid="001cafb8" style:font-weight-asian="normal" style:font-weight-complex="normal"/>
    </style:style>
    <style:style style:name="P28" style:family="paragraph" style:parent-style-name="Standard">
      <style:text-properties fo:font-weight="normal" officeooo:rsid="0020ec97" officeooo:paragraph-rsid="00218396" style:font-weight-asian="normal" style:font-weight-complex="normal"/>
    </style:style>
    <style:style style:name="P29" style:family="paragraph" style:parent-style-name="Standard">
      <style:text-properties fo:font-weight="normal" officeooo:rsid="00163482" officeooo:paragraph-rsid="00218396" style:font-weight-asian="normal" style:font-weight-complex="normal"/>
    </style:style>
    <style:style style:name="P30" style:family="paragraph" style:parent-style-name="Standard">
      <style:text-properties fo:font-weight="bold" officeooo:rsid="0020ec97" officeooo:paragraph-rsid="0020ec97" style:font-weight-asian="bold" style:font-weight-complex="bold"/>
    </style:style>
    <style:style style:name="T1" style:family="text">
      <style:text-properties officeooo:rsid="00184ffe"/>
    </style:style>
    <style:style style:name="T2" style:family="text">
      <style:text-properties officeooo:rsid="0019fc3f"/>
    </style:style>
    <style:style style:name="T3" style:family="text">
      <style:text-properties officeooo:rsid="001cafb8"/>
    </style:style>
    <style:style style:name="T4" style:family="text">
      <style:text-properties officeooo:rsid="001ccbae"/>
    </style:style>
    <style:style style:name="T5" style:family="text">
      <style:text-properties officeooo:rsid="001dae52"/>
    </style:style>
    <style:style style:name="T6" style:family="text">
      <style:text-properties officeooo:rsid="0021839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TIENDA DE DISCOS DE MUSICA</text:p>
      <text:p text:style-name="P2"/>
      <text:p text:style-name="P26">TABLAS BASE DE DATOS</text:p>
      <text:p text:style-name="P2"/>
      <text:p text:style-name="P4">USUARIO</text:p>
      <text:p text:style-name="P12">CREATE TABLE USUARIO (</text:p>
      <text:p text:style-name="P12"><text:tab/>COD_USU INT(6) AUTO_INCREMENT,</text:p>
      <text:p text:style-name="P12"><text:tab/>USERNAME<text:tab/>VARCHAR(50) UNIQUE,</text:p>
      <text:p text:style-name="P12"><text:tab/>PASSWORD<text:tab/>VARCHAR(50),</text:p>
      <text:p text:style-name="P12"><text:tab/>ROL<text:tab/>VARCHAR(30),</text:p>
      <text:p text:style-name="P12"><text:tab/>ESTADO<text:tab/>VARCHAR(20),</text:p>
      <text:p text:style-name="P12"><text:tab/>DNI<text:tab/>VARCHAR(9),</text:p>
      <text:p text:style-name="P12"><text:tab/>NOMBRE<text:tab/>VARCHAR(50),</text:p>
      <text:p text:style-name="P12"><text:tab/>APELLIDOS<text:tab/>VARCHAR(100),</text:p>
      <text:p text:style-name="P12"><text:tab/>FECHA_NAC<text:tab/><text:tab/>DATE,</text:p>
      <text:p text:style-name="P12"><text:tab/>DIRECCION<text:tab/>VARCHAR(200),</text:p>
      <text:p text:style-name="P12"><text:tab/>TLF<text:tab/>INT(9),</text:p>
      <text:p text:style-name="P12"><text:tab/>EMAIL<text:tab/>VARCHAR(50),</text:p>
      <text:p text:style-name="P12"><text:tab/>PROVINCIA <text:tab/>VARCHAR(30),</text:p>
      <text:p text:style-name="P12"><text:tab/>LOCALIDAD<text:tab/> VARCHAR(30),</text:p>
      <text:p text:style-name="P12"><text:tab/>PAIS<text:tab/>VARCHAR(30),</text:p>
      <text:p text:style-name="P12"/>
      <text:p text:style-name="P12">CONSTRAINT PK_USU PRIMARY KEY(COD_USU),</text:p>
      <text:p text:style-name="P12">CHECK (ROL IN (“Admin”,”User”)),</text:p>
      <text:p text:style-name="P12">CHECK (ESTADO IN (“ON”,”OFF”))</text:p>
      <text:p text:style-name="P12"/>
      <text:p text:style-name="P12">);</text:p>
      <text:p text:style-name="P12"/>
      <text:p text:style-name="P5">PEDIDO</text:p>
      <text:p text:style-name="P13">CREATE TABLE PEDIDO(</text:p>
      <text:p text:style-name="P13"><text:tab/>COD_PEDIDO<text:tab/>INT(6) AUTO_INCREMENT PRIMARY KEY,</text:p>
      <text:p text:style-name="P13"><text:tab/>COD_USU<text:tab/>INT(6)<text:tab/>,</text:p>
      <text:p text:style-name="P13"><text:tab/>FECHA_PED<text:tab/>DATE,</text:p>
      <text:p text:style-name="P13"><text:tab/>IMPORTE DOUBLE(9,2),</text:p>
      <text:p text:style-name="P13">CONSTRAINT FK_COD_USU FOREIGN KEY (COD_USU) REFERENCES USUARIO(COD_USU)</text:p>
      <text:p text:style-name="P13"/>
      <text:p text:style-name="P13">);</text:p>
      <text:p text:style-name="P1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LINEAPEDIDO</text:p>
      <text:p text:style-name="P14">CREATE TABLE LINEA_PEDIDO(</text:p>
      <text:p text:style-name="P14"><text:tab/>COD_LINEA INT(6) AUTO_INCREMENT PRIMARY KEY,</text:p>
      <text:p text:style-name="P14"><text:tab/>COD_PEDIDO INT(6),</text:p>
      <text:p text:style-name="P14"><text:tab/>COD_DISCO INT(6),</text:p>
      <text:p text:style-name="P14"><text:tab/>CANTIDAD INT(6),</text:p>
      <text:p text:style-name="P14">CONSTRAINT FK_COD_PED FOREIGN KEY (COD_PEDIDO) REFERENCES PEDIDO(COD_PEDIDO),</text:p>
      <text:p text:style-name="P14">CONSTRAINT FK_COD_DISCO FOREIGN KEY (COD_DISCO) REFERENCES DISCO(COD_DISCO)</text:p>
      <text:p text:style-name="P14"/>
      <text:p text:style-name="P14"/>
      <text:p text:style-name="P14">);</text:p>
      <text:p text:style-name="P2"/>
      <text:p text:style-name="P7">DISCO</text:p>
      <text:p text:style-name="P15">CREATE TABLE <text:span text:style-name="T1">DISCO</text:span>(</text:p>
      <text:p text:style-name="P15"><text:tab/>COD_<text:span text:style-name="T1">DISCO</text:span> INT(6) AUTO_INCREMENT PRIMARY KEY,</text:p>
      <text:p text:style-name="P15"><text:tab/><text:span text:style-name="T1">TITULO<text:tab/>VARCHAR(50),</text:span></text:p>
      <text:p text:style-name="P15"><text:tab/><text:span text:style-name="T1">GENERO<text:tab/>VARCHAR(30),</text:span></text:p>
      <text:p text:style-name="P15"><text:tab/><text:span text:style-name="T1">NºCANCIONES<text:tab/>INT(8),</text:span></text:p>
      <text:p text:style-name="P15"><text:tab/><text:span text:style-name="T1">FECHA<text:tab/>DATE,</text:span></text:p>
      <text:p text:style-name="P15"><text:tab/><text:span text:style-name="T1">CARATULA<text:tab/>VARCHAR(200),</text:span></text:p>
      <text:p text:style-name="P15"><text:tab/><text:span text:style-name="T1">PRECIO<text:tab/>DOUBLE(9,2),</text:span></text:p>
      <text:p text:style-name="P15"><text:tab/><text:span text:style-name="T2">COD_AUTOR<text:tab/>INT(6),</text:span></text:p>
      <text:p text:style-name="P15"><text:tab/><text:span text:style-name="T2">COD_DISCOGRA<text:tab/>INT(6),</text:span></text:p>
      <text:p text:style-name="P15"/>
      <text:p text:style-name="P16">CONSTRAINT FK_COD_<text:span text:style-name="T2">AUTOR</text:span> FOREIGN KEY (COD_<text:span text:style-name="T2">AUTOR</text:span>) REFERENCES <text:span text:style-name="T2">AUTOR</text:span>(COD_<text:span text:style-name="T2">AUTOR</text:span>),</text:p>
      <text:p text:style-name="P16">CONSTRAINT FK_COD_<text:span text:style-name="T2">DISCOGRA</text:span> FOREIGN KEY (COD_<text:span text:style-name="T2">DISCOGRA</text:span>) REFERENCES <text:span text:style-name="T2">DISCOGRAFICA</text:span>(COD_<text:span text:style-name="T2">DISCOGRA</text:span>)</text:p>
      <text:p text:style-name="P15"/>
      <text:p text:style-name="P15"/>
      <text:p text:style-name="P15">);</text:p>
      <text:p text:style-name="P3"/>
      <text:p text:style-name="P8">DISCOGRAFICA</text:p>
      <text:p text:style-name="P20">CREATE TABLE DISCOGRAFICA(</text:p>
      <text:p text:style-name="P20"><text:tab/>COD_DISCOGRA<text:tab/>INT(6) AUTO_INCREMENT PRIMARY KEY,</text:p>
      <text:p text:style-name="P20"><text:tab/>NOMBRE<text:tab/>VARCHAR(50),</text:p>
      <text:p text:style-name="P20"><text:tab/>TLF<text:tab/>INT(9),</text:p>
      <text:p text:style-name="P20"><text:tab/>PAGINA_WEB<text:tab/>VARCHAR(100)</text:p>
      <text:p text:style-name="P20"/>
      <text:p text:style-name="P24">);</text:p>
      <text:p text:style-name="P24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CANCION</text:p>
      <text:p text:style-name="P21">CREATE TABLE CANCION(</text:p>
      <text:p text:style-name="P21"><text:tab/>COD_CANCION<text:tab/>INT(6) AUTO_INCREMENT PRIMARY KEY,</text:p>
      <text:p text:style-name="P21"><text:tab/>TITULO<text:tab/>VARCHAR(50),</text:p>
      <text:p text:style-name="P21"><text:tab/>DURACION<text:tab/>VARCHAR(20),</text:p>
      <text:p text:style-name="P21"><text:tab/>COD_DISCO<text:tab/>INT(6)<text:tab/>,</text:p>
      <text:p text:style-name="P17">CONSTRAINT FK_COD_<text:span text:style-name="T3">DISCO</text:span> FOREIGN KEY (COD_<text:span text:style-name="T3">DISCO</text:span>) REFERENCES <text:span text:style-name="T3">DISCO</text:span>(COD_<text:span text:style-name="T3">DISCO</text:span>)</text:p>
      <text:p text:style-name="P21"/>
      <text:p text:style-name="P21">);</text:p>
      <text:p text:style-name="P21"/>
      <text:p text:style-name="P30">AUTOR_INTERPRETA</text:p>
      <text:p text:style-name="P28">CREATE TABLE <text:span text:style-name="T6">AUTOR_INTERPRETA(</text:span></text:p>
      <text:p text:style-name="P28"><text:tab/><text:span text:style-name="T6">COD_DISCO<text:tab/>INT(6),</text:span></text:p>
      <text:p text:style-name="P28"><text:tab/><text:span text:style-name="T6">COD_AUTOR<text:tab/>INT(6),</text:span></text:p>
      <text:p text:style-name="P29">CONSTRAINT FK_COD_<text:span text:style-name="T6">DISCO_AUT </text:span>FOREIGN KEY (COD_<text:span text:style-name="T6">DISCO</text:span>) REFERENCES <text:span text:style-name="T6">DISCO</text:span>(COD_<text:span text:style-name="T6">DISCO</text:span>),</text:p>
      <text:p text:style-name="P29">CONSTRAINT FK_COD_<text:span text:style-name="T6">AUTOR_DIS</text:span> FOREIGN KEY (COD_<text:span text:style-name="T6">AUTOR</text:span>) REFERENCES <text:span text:style-name="T6">AUTOR</text:span>(COD_<text:span text:style-name="T6">AUTOR</text:span>)</text:p>
      <text:p text:style-name="P28"/>
      <text:p text:style-name="P28"><text:span text:style-name="T6">);</text:span></text:p>
      <text:p text:style-name="P21"/>
      <text:p text:style-name="P21"/>
      <text:p text:style-name="P10">AUTOR</text:p>
      <text:p text:style-name="P22">CREATE TABLE AUTOR(</text:p>
      <text:p text:style-name="P22"><text:tab/>COD_AUTOR<text:tab/>INT(6) AUTO_INCREMENT PRIMARY KEY,</text:p>
      <text:p text:style-name="P22"><text:tab/>NOMBRE<text:tab/>VARCHAR(50),</text:p>
      <text:p text:style-name="P22"><text:tab/>FECHA_NAC<text:tab/><text:tab/>DATE,</text:p>
      <text:p text:style-name="P22"><text:tab/>COD_DISCO INT(6),</text:p>
      <text:p text:style-name="P18">CONSTRAINT FK_COD_<text:span text:style-name="T4">DISCO</text:span> FOREIGN KEY (COD_<text:span text:style-name="T4">DISCO</text:span>) REFERENCES <text:span text:style-name="T4">DISCO</text:span>(COD_<text:span text:style-name="T4">DISCO</text:span>)</text:p>
      <text:p text:style-name="P22"/>
      <text:p text:style-name="P22">);</text:p>
      <text:p text:style-name="P22"/>
      <text:p text:style-name="P11">CESTA</text:p>
      <text:p text:style-name="P23">CREATE TABLE CESTA(</text:p>
      <text:p text:style-name="P23"><text:tab/>COD_USU<text:tab/>INT(6),</text:p>
      <text:p text:style-name="P23"><text:tab/>COD_DISCO<text:tab/>INT(6),</text:p>
      <text:p text:style-name="P23"><text:tab/>CANTIDAD<text:tab/>INT(8),</text:p>
      <text:p text:style-name="P23"><text:tab/>PRECIO_UNITARIO DOUBLE(9,2),</text:p>
      <text:p text:style-name="P19">CONSTRAINT FK_COD_<text:span text:style-name="T5">USU</text:span> FOREIGN KEY (COD_<text:span text:style-name="T5">USU</text:span>) REFERENCES <text:span text:style-name="T5">USUARIO</text:span>(COD_<text:span text:style-name="T5">USU</text:span>),</text:p>
      <text:p text:style-name="P19">CONSTRAINT FK_COD_<text:span text:style-name="T5">DISCO</text:span> FOREIGN KEY (COD_<text:span text:style-name="T5">DISCO</text:span>) REFERENCES <text:span text:style-name="T5">DISCO</text:span>(COD_<text:span text:style-name="T5">DISCO</text:span>)</text:p>
      <text:p text:style-name="P23"/>
      <text:p text:style-name="P23">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FangSong" svg:font-family="FangSong" style:font-family-generic="modern" style:font-pitch="fixed"/>
    <style:font-face style:name="Liberation Serif" svg:font-family="'Liberation Serif'" style:font-family-generic="roman" style:font-pitch="variable"/>
    <style:font-face style:name="Lucida Calligraphy" svg:font-family="'Lucida Calligraphy'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rsid="00125af4" officeooo:paragraph-rsid="00125af4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IMPLA<text:tab/><text:tab/>JOSÉ DANIEL DE LAS HERAS DÍAZ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8T13:43:54.854000000</meta:creation-date>
    <dc:date>2015-12-19T20:27:23.278000000</dc:date>
    <meta:editing-duration>PT1H4M11S</meta:editing-duration>
    <meta:editing-cycles>13</meta:editing-cycles>
    <meta:generator>LibreOffice/4.3.5.2$Windows_x86 LibreOffice_project/3a87456aaa6a95c63eea1c1b3201acedf0751bd5</meta:generator>
    <meta:document-statistic meta:table-count="0" meta:image-count="0" meta:object-count="0" meta:page-count="3" meta:paragraph-count="94" meta:word-count="273" meta:character-count="2466" meta:non-whitespace-character-count="2232"/>
  </office:meta>
</office:document-meta>
</file>